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6pt" style:font-size-asian="16pt" style:font-size-complex="16pt"/>
    </style:style>
    <style:style style:name="P2" style:family="paragraph" style:parent-style-name="Standard">
      <style:text-properties style:font-name="Consolas" fo:font-size="10pt" style:font-name-asian="Consolas" style:font-size-asian="10pt" style:font-name-complex="Consolas" style:font-size-complex="10pt"/>
    </style:style>
    <style:style style:name="P3" style:family="paragraph" style:parent-style-name="Standard" style:list-style-name="">
      <style:paragraph-properties fo:margin-left="0in" fo:margin-right="0in" fo:text-align="start" style:justify-single-word="false" fo:text-indent="0in" style:auto-text-indent="false" style:text-autospace="none"/>
      <style:text-properties style:font-name="Consolas" fo:font-size="10pt" style:font-name-asian="Consolas" style:font-size-asian="10pt" style:font-name-complex="Consolas" style:font-size-complex="10pt"/>
    </style:style>
    <style:style style:name="P4" style:family="paragraph" style:parent-style-name="Standard" style:list-style-name="">
      <style:paragraph-properties fo:margin-left="0in" fo:margin-right="0in" fo:text-align="start" style:justify-single-word="false" fo:text-indent="0in" style:auto-text-indent="false" style:text-autospace="none"/>
      <style:text-properties fo:font-size="10pt" style:font-size-asian="10pt" style:font-size-complex="10pt"/>
    </style:style>
    <style:style style:name="T1" style:family="text">
      <style:text-properties style:font-name="Consolas" style:font-name-asian="Consolas" style:font-name-complex="Consola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むような音が盛大に鳴ると、男が昆虫のように手足をばたつかせて絶叫した。</text:p>
      <text:p text:style-name="P3">「いいねえ：：：いいよ。この骨の音」</text:p>
      <text:p text:style-name="P3">女は砕けた骨の感触を楽しんで何度も男の背を踏みにじりながら、残酷な笑みの形に引 かれた唇の端を血の色をした舌で舐めた。</text:p>
      <text:p text:style-name="P3">女は眼鏡の奥にある黄玉の瞳で微笑みながら' すでに虚勢も完全に失せて苦痛と死の恐 怖にただ怯える男に言った。</text:p>
      <text:p text:style-name="P3">「たかが九万五十チッフのアンタにさ、力-------^リッジを使うなんて思わなかったよ。これって高いんだよ、ねえ」</text:p>
      <text:p text:style-name="P3">女はくたびれたコートの裾をまくると男を踏みつけたほうの脚部を示した。人間的フォ ルムを失ったその機械の足の大腿部に、銃器に見られるようなボルト型のハンドルとィジ ヱクションポートらしきカマボコ型のシャッターがある。女ががちんという重い作動音と ともにそのボルトを引くと、シャッタ—がスラィドして中から筒状の力,,リッジが押し 出された。</text:p>
      <text:p text:style-name="P4"><text:span text:style-name="T1">「赤熱脚ってね—：スネに電熱式のさ、いってみれぱボンナィフ仕込んでんのよ。それの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tb-rl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4-10T21:48:04.76</meta:creation-date>
    <dc:date>2018-05-04T19:49:21.10</dc:date>
    <meta:editing-duration>PT19H1M16S</meta:editing-duration>
    <meta:editing-cycles>19</meta:editing-cycles>
    <meta:generator>OpenOffice/4.1.5$Win32 OpenOffice.org_project/415m1$Build-9789</meta:generator>
    <dc:creator>Jo Jaquinta</dc:creator>
    <meta:document-statistic meta:table-count="0" meta:image-count="0" meta:object-count="0" meta:page-count="1" meta:paragraph-count="7" meta:word-count="417" meta:character-count="431"/>
  </office:meta>
</office:document-meta>
</file>